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text:list-style style:name="L47">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p text:style-name="First_20_paragrap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p text:style-name="First_20_paragrap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926 - “How does Technology Transform Media and Public Opinion? - about Digital Platforms and the Future of Free Speech”,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